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style:text-underline-style="none"/>
    </style:style>
    <style:style style:name="P28" style:family="paragraph" style:parent-style-name="Heading_20_2">
      <style:paragraph-properties fo:text-align="start" style:justify-single-word="false"/>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Contents_20_3">
      <style:paragraph-properties>
        <style:tab-stops>
          <style:tab-stop style:position="16.591cm" style:type="right" style:leader-style="dotted" style:leader-text="."/>
        </style:tab-stops>
      </style:paragraph-properties>
    </style:style>
    <style:style style:name="P32" style:family="paragraph" style:parent-style-name="Standard" style:list-style-name="L1">
      <style:paragraph-properties fo:text-align="start" style:justify-single-word="false"/>
    </style:style>
    <style:style style:name="P33" style:family="paragraph" style:parent-style-name="Standard" style:list-style-name="L1">
      <style:paragraph-properties fo:text-align="start" style:justify-single-word="false"/>
    </style:style>
    <style:style style:name="P34" style:family="paragraph" style:parent-style-name="Standard" style:list-style-name="L2">
      <style:paragraph-properties fo:text-align="justify" style:justify-single-word="false"/>
    </style:style>
    <style:style style:name="P35" style:family="paragraph" style:parent-style-name="Standard" style:list-style-name="L2">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3">
      <style:paragraph-properties fo:text-align="justify" style:justify-single-word="false"/>
    </style:style>
    <style:style style:name="P46" style:family="paragraph" style:parent-style-name="Standard" style:list-style-name="L3">
      <style:paragraph-properties fo:text-align="justify" style:justify-single-word="false"/>
    </style:style>
    <style:style style:name="P47" style:family="paragraph" style:parent-style-name="Standard" style:list-style-name="L3">
      <style:paragraph-properties fo:text-align="justify" style:justify-single-word="false"/>
    </style:style>
    <style:style style:name="P48" style:family="paragraph" style:parent-style-name="Standard" style:list-style-name="L4">
      <style:paragraph-properties fo:text-align="justify" style:justify-single-word="false"/>
    </style:style>
    <style:style style:name="P49" style:family="paragraph" style:parent-style-name="Standard" style:list-style-name="L4">
      <style:paragraph-properties fo:text-align="justify" style:justify-single-word="false"/>
    </style:style>
    <style:style style:name="P50" style:family="paragraph" style:parent-style-name="Standard" style:list-style-name="L4">
      <style:paragraph-properties fo:text-align="justify" style:justify-single-word="false"/>
    </style:style>
    <style:style style:name="P51" style:family="paragraph" style:parent-style-name="Standard" style:list-style-name="L2">
      <style:paragraph-properties fo:text-align="justify" style:justify-single-word="false"/>
    </style:style>
    <style:style style:name="P52" style:family="paragraph" style:parent-style-name="Standard" style:list-style-name="L2">
      <style:paragraph-properties fo:text-align="justify" style:justify-single-word="false"/>
    </style:style>
    <style:style style:name="P53" style:family="paragraph" style:parent-style-name="Standard" style:list-style-name="L2">
      <style:paragraph-properties fo:text-align="justify" style:justify-single-word="false"/>
    </style:style>
    <style:style style:name="P54" style:family="paragraph" style:parent-style-name="Standard" style:list-style-name="L2">
      <style:paragraph-properties fo:text-align="justify" style:justify-single-word="false"/>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L2">
      <style:paragraph-properties fo:text-align="justify"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L2">
      <style:paragraph-properties fo:text-align="justify" style:justify-single-word="false"/>
    </style:style>
    <style:style style:name="P62" style:family="paragraph" style:parent-style-name="Standard" style:list-style-name="L5">
      <style:paragraph-properties fo:text-align="justify" style:justify-single-word="false"/>
    </style:style>
    <style:style style:name="P63" style:family="paragraph" style:parent-style-name="Standard" style:list-style-name="L5">
      <style:paragraph-properties fo:text-align="justify" style:justify-single-word="false"/>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7">
      <style:paragraph-properties fo:text-align="justify" style:justify-single-word="false"/>
    </style:style>
    <style:style style:name="P66" style:family="paragraph" style:parent-style-name="Standard" style:list-style-name="L7">
      <style:paragraph-properties fo:text-align="justify" style:justify-single-word="false"/>
    </style:style>
    <style:style style:name="P67" style:family="paragraph" style:parent-style-name="Standard" style:list-style-name="L7">
      <style:paragraph-properties fo:text-align="justify" style:justify-single-word="false"/>
    </style:style>
    <style:style style:name="P68" style:family="paragraph" style:parent-style-name="Standard" style:list-style-name="L8">
      <style:paragraph-properties fo:text-align="justify" style:justify-single-word="false"/>
    </style:style>
    <style:style style:name="P69" style:family="paragraph" style:parent-style-name="Standard" style:list-style-name="L8">
      <style:paragraph-properties fo:text-align="justify" style:justify-single-word="false"/>
    </style:style>
    <style:style style:name="P70" style:family="paragraph" style:parent-style-name="Standard" style:list-style-name="L8">
      <style:paragraph-properties fo:text-align="justify" style:justify-single-word="false"/>
    </style:style>
    <style:style style:name="P71" style:family="paragraph" style:parent-style-name="Standard" style:list-style-name="L8">
      <style:paragraph-properties fo:text-align="justify" style:justify-single-word="false"/>
    </style:style>
    <style:style style:name="P72" style:family="paragraph" style:parent-style-name="Standard" style:list-style-name="L8">
      <style:paragraph-properties fo:text-align="justify" style:justify-single-word="false"/>
    </style:style>
    <style:style style:name="P73" style:family="paragraph" style:parent-style-name="Standard" style:list-style-name="L8">
      <style:paragraph-properties fo:text-align="justify" style:justify-single-word="false"/>
    </style:style>
    <style:style style:name="P74" style:family="paragraph" style:parent-style-name="Standard" style:list-style-name="L8">
      <style:paragraph-properties fo:text-align="justify" style:justify-single-word="false"/>
    </style:style>
    <style:style style:name="P75" style:family="paragraph" style:parent-style-name="Standard" style:list-style-name="L8">
      <style:paragraph-properties fo:text-align="justify" style:justify-single-word="false"/>
    </style:style>
    <style:style style:name="P76" style:family="paragraph" style:parent-style-name="Standard" style:list-style-name="L8">
      <style:paragraph-properties fo:text-align="justify" style:justify-single-word="false"/>
    </style:style>
    <style:style style:name="P77" style:family="paragraph" style:parent-style-name="Standard" style:list-style-name="L8">
      <style:paragraph-properties fo:text-align="justify" style:justify-single-word="false"/>
    </style:style>
    <style:style style:name="P78" style:family="paragraph" style:parent-style-name="Standard" style:list-style-name="L8">
      <style:paragraph-properties fo:text-align="justify" style:justify-single-word="false"/>
    </style:style>
    <style:style style:name="P79" style:family="paragraph" style:parent-style-name="Standard" style:list-style-name="L8">
      <style:paragraph-properties fo:text-align="justify" style:justify-single-word="false"/>
    </style:style>
    <style:style style:name="P80" style:family="paragraph" style:parent-style-name="Standard" style:list-style-name="L8">
      <style:paragraph-properties fo:text-align="justify" style:justify-single-word="false"/>
    </style:style>
    <style:style style:name="P81" style:family="paragraph" style:parent-style-name="Standard" style:list-style-name="L8">
      <style:paragraph-properties fo:text-align="justify" style:justify-single-word="false"/>
    </style:style>
    <style:style style:name="P82" style:family="paragraph" style:parent-style-name="Standard" style:list-style-name="L8">
      <style:paragraph-properties fo:text-align="justify" style:justify-single-word="false"/>
    </style:style>
    <style:style style:name="P83" style:family="paragraph" style:parent-style-name="Standard" style:list-style-name="L8">
      <style:paragraph-properties fo:text-align="justify" style:justify-single-word="false"/>
    </style:style>
    <style:style style:name="P84" style:family="paragraph" style:parent-style-name="Standard" style:list-style-name="L8">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list-style-name="L8">
      <style:paragraph-properties fo:text-align="justify" style:justify-single-word="false"/>
    </style:style>
    <style:style style:name="P87" style:family="paragraph" style:parent-style-name="Standard" style:list-style-name="L8">
      <style:paragraph-properties fo:text-align="justify" style:justify-single-word="false"/>
    </style:style>
    <style:style style:name="P88" style:family="paragraph" style:parent-style-name="Standard" style:list-style-name="L9">
      <style:paragraph-properties fo:text-align="justify" style:justify-single-word="false"/>
    </style:style>
    <style:style style:name="P89" style:family="paragraph" style:parent-style-name="Standard" style:list-style-name="L9">
      <style:paragraph-properties fo:text-align="justify" style:justify-single-word="false"/>
    </style:style>
    <style:style style:name="P90" style:family="paragraph" style:parent-style-name="Standard" style:list-style-name="L11">
      <style:paragraph-properties fo:text-align="justify" style:justify-single-word="false"/>
    </style:style>
    <style:style style:name="P91" style:family="paragraph" style:parent-style-name="Standard" style:list-style-name="L11">
      <style:paragraph-properties fo:text-align="justify" style:justify-single-word="false"/>
    </style:style>
    <style:style style:name="P92" style:family="paragraph" style:parent-style-name="Standard" style:list-style-name="L11">
      <style:paragraph-properties fo:text-align="justify" style:justify-single-word="false"/>
    </style:style>
    <style:style style:name="P93" style:family="paragraph" style:parent-style-name="Standard" style:list-style-name="L11">
      <style:paragraph-properties fo:text-align="justify" style:justify-single-word="false"/>
    </style:style>
    <style:style style:name="P94" style:family="paragraph" style:parent-style-name="Standard" style:list-style-name="L11">
      <style:paragraph-properties fo:text-align="justify" style:justify-single-word="false"/>
    </style:style>
    <style:style style:name="P95" style:family="paragraph" style:parent-style-name="Standard" style:list-style-name="L6"/>
    <style:style style:name="P96" style:family="paragraph" style:parent-style-name="Standard" style:list-style-name="L6"/>
    <style:style style:name="P97" style:family="paragraph" style:parent-style-name="Standard" style:list-style-name="L6"/>
    <style:style style:name="P98" style:family="paragraph" style:parent-style-name="Standard" style:list-style-name="L10"/>
    <style:style style:name="P99" style:family="paragraph" style:parent-style-name="Standard" style:list-style-name="L10"/>
    <style:style style:name="P100" style:family="paragraph" style:parent-style-name="Standard" style:list-style-name="L10"/>
    <style:style style:name="P101" style:family="paragraph" style:parent-style-name="Standard" style:list-style-name="L10"/>
    <style:style style:name="P102" style:family="paragraph" style:parent-style-name="Table_20_Contents">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29">Структура, под-проекти и пакети<text:tab/>5</text:p>
          <text:p text:style-name="P29">Database Model<text:tab/>7</text:p>
          <text:p text:style-name="P30">Global Unuque Id (GUID)<text:tab/>7</text:p>
          <text:p text:style-name="P30">Data_Object_Types<text:tab/>8</text:p>
          <text:p text:style-name="P30">Data Object Alteration History (do_alteration_history)<text:tab/>9</text:p>
          <text:p text:style-name="P30">Products<text:tab/>9</text:p>
          <text:p text:style-name="P30">Product Categories (product_categories)<text:tab/>11</text:p>
          <text:p text:style-name="P30">Product Suppliers (product_suppliers)<text:tab/>11</text:p>
          <text:p text:style-name="P30">Classifiers<text:tab/>12</text:p>
          <text:p text:style-name="P30">Classifier Applied for Data Object Types (classifier_applied_for_dot)<text:tab/>13</text:p>
          <text:p text:style-name="P30">Classifier Groups (classifier_groups)<text:tab/>13</text:p>
          <text:p text:style-name="P30">Classified Objects (classified_objects)<text:tab/>13</text:p>
          <text:p text:style-name="P30">Warehouses<text:tab/>14</text:p>
          <text:p text:style-name="P30">Warehouse Products (warehouse_products)<text:tab/>14</text:p>
          <text:p text:style-name="P30">Purchase Orders (purchase_orders)<text:tab/>15</text:p>
          <text:p text:style-name="P30">Purchase Order Items (purchase_order_items)<text:tab/>16</text:p>
          <text:p text:style-name="P30">Purchase Order Confirmations (order_confirmations)<text:tab/>17</text:p>
          <text:p text:style-name="P30">Delivery Certificates (delivery_certificates)<text:tab/>18</text:p>
          <text:p text:style-name="P30">Offers<text:tab/>18</text:p>
          <text:p text:style-name="P30">Offer items (offer_items)<text:tab/>18</text:p>
          <text:p text:style-name="P30">Proforma Invoices (proforma_invoices)<text:tab/>18</text:p>
          <text:p text:style-name="P30">Invoices<text:tab/>19</text:p>
          <text:p text:style-name="P30">Invoice Items (invoice_items)<text:tab/>19</text:p>
          <text:p text:style-name="P30">Organizations<text:tab/>20</text:p>
          <text:p text:style-name="P30">Organization Owners (organization_owners)<text:tab/>21</text:p>
          <text:p text:style-name="P30">Organization Managers (organization_managers)<text:tab/>21</text:p>
          <text:p text:style-name="P30">Organization Activities (organization_activities)<text:tab/>21</text:p>
          <text:p text:style-name="P30">Persons<text:tab/>21</text:p>
          <text:p text:style-name="P30">Addresses<text:tab/>22</text:p>
          <text:p text:style-name="P30">Contact Details (contact_details)<text:tab/>22</text:p>
          <text:p text:style-name="P30">Bank Details (bank_details)<text:tab/>22</text:p>
          <text:p text:style-name="P30">Communications Details (communications_details)<text:tab/>22</text:p>
          <text:p text:style-name="P30">Countries<text:tab/>22</text:p>
          <text:p text:style-name="P30">Cities<text:tab/>23</text:p>
          <text:p text:style-name="P30">Фирмени длъжности<text:tab/>23</text:p>
          <text:p text:style-name="P30">Длъжностна иерархия<text:tab/>23</text:p>
          <text:p text:style-name="P30">Currencies<text:tab/>23</text:p>
          <text:p text:style-name="P30">Currency Exchange Rates<text:tab/>24</text:p>
          <text:p text:style-name="P30">Transport Types<text:tab/>24</text:p>
          <text:p text:style-name="P30">Product Configurations<text:tab/>24</text:p>
          <text:p text:style-name="P30">Users<text:tab/>24</text:p>
          <text:p text:style-name="P30">User Alternation History (users_alteration_history)<text:tab/>25</text:p>
          <text:p text:style-name="P29">JPA Beans<text:tab/>26</text:p>
          <text:p text:style-name="P30">Глобални уникални идентификатори (GUID)<text:tab/>26</text:p>
          <text:p text:style-name="P30">Версии на основните обекти при промяната им<text:tab/>26</text:p>
          <text:p text:style-name="P29">Потребителски графичен интерфейс<text:tab/>27</text:p>
          <text:p text:style-name="P30"><text:soft-page-break/>Цялостна концепция<text:tab/>27</text:p>
          <text:p text:style-name="P30">Menus &amp; Popup Menus<text:tab/>27</text:p>
          <text:p text:style-name="P29">Модули и Форми<text:tab/>28</text:p>
          <text:p text:style-name="P30">Влизане в системата<text:tab/>28</text:p>
          <text:p text:style-name="P31">Login Form<text:tab/>28</text:p>
          <text:p text:style-name="P31">New Registration Form<text:tab/>28</text:p>
          <text:p text:style-name="P31">Forgotten Password Form<text:tab/>29</text:p>
          <text:p text:style-name="P31">User Management Forms<text:tab/>29</text:p>
          <text:p text:style-name="P30">Contact Book<text:tab/>29</text:p>
          <text:p text:style-name="P31">Persons Form<text:tab/>29</text:p>
          <text:p text:style-name="P31">Organizations Form<text:tab/>30</text:p>
          <text:p text:style-name="P31">Addresses (Branches) Form<text:tab/>30</text:p>
          <text:p text:style-name="P30">Бизснес процеси и документо-поток<text:tab/>30</text:p>
          <text:p text:style-name="P31">Продажба на стоки<text:tab/>30</text:p>
          <text:p text:style-name="P31">Закупуване на стока директно от клиента<text:tab/>31</text:p>
          <text:p text:style-name="P31">Предаване на стока<text:tab/>32</text:p>
          <text:p text:style-name="P31">Плащания от клиенти<text:tab/>32</text:p>
          <text:p text:style-name="P31">Включване на оферти в завяки към доставчици<text:tab/>32</text:p>
          <text:p text:style-name="P31">Заявки към доставчици<text:tab/>32</text:p>
          <text:p text:style-name="P31">Плащания към доставчици<text:tab/>33</text:p>
          <text:p text:style-name="P31">Приемане на стока<text:tab/>33</text:p>
          <text:p text:style-name="P30">Client Callback Mechanism<text:tab/>33</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32">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text:soft-page-break/></text:p>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ext:soft-page-break/>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text:soft-page-break/></text:p>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text:soft-page-break/>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text:soft-page-break/></text:p>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ext:soft-page-break/>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8" text:outline-level="2">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branch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oft-page-break/><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9"/>
          </table:table-cell>
          <table:table-cell table:style-name="Table8.D2" office:value-type="string">
            <text:p text:style-name="P24">Забележки</text:p>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
      <text:h text:style-name="Heading_20_2" text:outline-level="2">Purchase Orders (purchase_orders)</text:h>
      <text:p text:style-name="P22">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има папка заявки.</text:span></text:p>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ext:soft-page-break/>
        <table:table-row>
          <table:table-cell table:style-name="Table9.A2" office:value-type="string">
            <text:p text:style-name="P9">branch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address_id</text:p>
          </table:table-cell>
        </table:table-row>
        <table:table-row>
          <table:table-cell table:style-name="Table9.A2" office:value-type="string">
            <text:p text:style-name="P9">order_number</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name</text:p>
          </table:table-cell>
          <table:table-cell table:style-name="Table9.A2" office:value-type="string">
            <text:p text:style-name="P24">varchar(128)</text:p>
          </table:table-cell>
          <table:table-cell table:style-name="Table9.A2" office:value-type="string">
            <text:p text:style-name="P9">NOT NULL</text:p>
          </table:table-cell>
          <table:table-cell table:style-name="Table9.D2" office:value-type="string">
            <text:p text:style-name="P24">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4">int</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4">varchar(4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doc_delivery_method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text:soft-page-break/>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text:soft-page-break/></text:p>
      <text:h text:style-name="Heading_20_2" text:outline-level="2">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5">Data Type</text:p>
          </table:table-cell>
          <table:table-cell table:style-name="Table26.A1" office:value-type="string">
            <text:p text:style-name="P4">Allow Null</text:p>
          </table:table-cell>
          <table:table-cell table:style-name="Table26.D1" office:value-type="string">
            <text:p text:style-name="P25">Description</text:p>
          </table:table-cell>
        </table:table-row>
        <table:table-row>
          <table:table-cell table:style-name="Table26.A2" office:value-type="string">
            <text:p text:style-name="P9">order_item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purchase_order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parent_id</text:p>
          </table:table-cell>
        </table:table-row>
        <table:table-row>
          <table:table-cell table:style-name="Table26.A2" office:value-type="string">
            <text:p text:style-name="P9">produc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ordered_quantity</text:p>
          </table:table-cell>
          <table:table-cell table:style-name="Table26.A2" office:value-type="string">
            <text:p text:style-name="P24">Decimal(19,4)</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confirm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9">deliver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purchase_price</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delivery_date</text:p>
          </table:table-cell>
          <table:table-cell table:style-name="Table26.A2" office:value-type="string">
            <text:p text:style-name="P24">Date</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notes</text:p>
          </table:table-cell>
          <table:table-cell table:style-name="Table26.A2" office:value-type="string">
            <text:p text:style-name="P24">Text</text:p>
          </table:table-cell>
          <table:table-cell table:style-name="Table26.A2" office:value-type="string">
            <text:p text:style-name="P9"/>
          </table:table-cell>
          <table:table-cell table:style-name="Table26.D2" office:value-type="string">
            <text:p text:style-name="P24"/>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4">Field</text:p>
          </table:table-cell>
          <table:table-cell table:style-name="Table27.A1" office:value-type="string">
            <text:p text:style-name="P25">Data Type</text:p>
          </table:table-cell>
          <table:table-cell table:style-name="Table27.A1" office:value-type="string">
            <text:p text:style-name="P4">Allow Null</text:p>
          </table:table-cell>
          <table:table-cell table:style-name="Table27.D1" office:value-type="string">
            <text:p text:style-name="P25">Description</text:p>
          </table:table-cell>
        </table:table-row>
        <table:table-row>
          <table:table-cell table:style-name="Table27.A2" office:value-type="string">
            <text:p text:style-name="P9">order_confirmation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parent_id</text:p>
          </table:table-cell>
          <table:table-cell table:style-name="Table27.A2" office:value-type="string">
            <text:p text:style-name="P24">numeric(18)</text:p>
          </table:table-cell>
          <table:table-cell table:style-name="Table27.A2" office:value-type="string">
            <text:p text:style-name="P9"/>
          </table:table-cell>
          <table:table-cell table:style-name="Table27.D2" office:value-type="string">
            <text:p text:style-name="P24"/>
          </table:table-cell>
        </table:table-row>
        <table:table-row>
          <table:table-cell table:style-name="Table27.A2" office:value-type="string">
            <text:p text:style-name="P9">purchase_order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number</text:p>
          </table:table-cell>
          <table:table-cell table:style-name="Table27.A2" office:value-type="string">
            <text:p text:style-name="P24">varchar(16)</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date</text:p>
          </table:table-cell>
          <table:table-cell table:style-name="Table27.A2" office:value-type="string">
            <text:p text:style-name="P24">date</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status_id</text:p>
          </table:table-cell>
          <table:table-cell table:style-name="Table27.A2" office:value-type="string">
            <text:p text:style-name="P24">int</text:p>
          </table:table-cell>
          <table:table-cell table:style-name="Table27.A2" office:value-type="string">
            <text:p text:style-name="P9">NOT NULL</text:p>
          </table:table-cell>
          <table:table-cell table:style-name="Table27.D2" office:value-type="string">
            <text:p text:style-name="P26">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Rejected</text:span> – доставчика е отказал да изпълни поръчката</text:p>
          </table:table-cell>
        </table:table-row>
      </table:table>
      <text:p text:style-name="P1"/>
      <text:p text:style-name="P1"><text:soft-page-break/></text:p>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5">Data Type</text:p>
          </table:table-cell>
          <table:table-cell table:style-name="Table28.A1" office:value-type="string">
            <text:p text:style-name="P4">Allow Null</text:p>
          </table:table-cell>
          <table:table-cell table:style-name="Table28.D1" office:value-type="string">
            <text:p text:style-name="P25">Description</text:p>
          </table:table-cell>
        </table:table-row>
        <table:table-row>
          <table:table-cell table:style-name="Table28.A2" office:value-type="string">
            <text:p text:style-name="P9">confirmation_item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order_confirmation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parent_id</text:p>
          </table:table-cell>
        </table:table-row>
        <table:table-row>
          <table:table-cell table:style-name="Table28.A2" office:value-type="string">
            <text:p text:style-name="P9">produc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confirmed_quantity</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unit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extended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The Unit Price multiplied by the quantity ordered.</text:p>
          </table:table-cell>
        </table:table-row>
        <table:table-row>
          <table:table-cell table:style-name="Table28.A2" office:value-type="string">
            <text:p text:style-name="P1">delivery_date</text:p>
          </table:table-cell>
          <table:table-cell table:style-name="Table28.A2" office:value-type="string">
            <text:p text:style-name="P24">Date</text:p>
          </table:table-cell>
          <table:table-cell table:style-name="Table28.A2" office:value-type="string">
            <text:p text:style-name="P9"/>
          </table:table-cell>
          <table:table-cell table:style-name="Table28.D2" office:value-type="string">
            <text:p text:style-name="P24"/>
          </table:table-cell>
        </table:table-row>
        <table:table-row>
          <table:table-cell table:style-name="Table28.A2" office:value-type="string">
            <text:p text:style-name="P1">notes</text:p>
          </table:table-cell>
          <table:table-cell table:style-name="Table28.A2" office:value-type="string">
            <text:p text:style-name="P24">Text</text:p>
          </table:table-cell>
          <table:table-cell table:style-name="Table28.A2" office:value-type="string">
            <text:p text:style-name="P9"/>
          </table:table-cell>
          <table:table-cell table:style-name="Table28.D2" office:value-type="string">
            <text:p text:style-name="P24"/>
          </table:table-cell>
        </table:table-row>
      </table:table>
      <text:p text:style-name="P1"/>
      <text:p text:style-name="P1"/>
      <text:h text:style-name="Heading_20_2" text:outline-level="2">Delivery Certificates (delivery_certificates)</text:h>
      <text:p text:style-name="Text_20_body">Приемо-Предав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able:table-row>
          <table:table-cell table:style-name="Table10.A2" office:value-type="string">
            <text:p text:style-name="P9">Data_Objec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text:soft-page-break/>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5">Data Type</text:p>
          </table:table-cell>
          <table:table-cell table:style-name="Table29.A1" office:value-type="string">
            <text:p text:style-name="P4">Allow Null</text:p>
          </table:table-cell>
          <table:table-cell table:style-name="Table29.D1" office:value-type="string">
            <text:p text:style-name="P25">Description</text:p>
          </table:table-cell>
        </table:table-row>
        <table:table-row>
          <table:table-cell table:style-name="Table29.A2" office:value-type="string">
            <text:p text:style-name="P9">invoice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r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branch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address_id</text:p>
          </table:table-cell>
        </table:table-row>
        <table:table-row>
          <table:table-cell table:style-name="Table29.A2" office:value-type="string">
            <text:p text:style-name="P9">branch_name</text:p>
          </table:table-cell>
          <table:table-cell table:style-name="Table29.A2" office:value-type="string">
            <text:p text:style-name="P24">Varchar(6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number</text:p>
          </table:table-cell>
          <table:table-cell table:style-name="Table29.A2" office:value-type="string">
            <text:p text:style-name="P24">long</text:p>
          </table:table-cell>
          <table:table-cell table:style-name="Table29.A2" office:value-type="string">
            <text:p text:style-name="P9">NOT NULL</text:p>
          </table:table-cell>
          <table:table-cell table:style-name="Table29.D2" office:value-type="string">
            <text:p text:style-name="P24">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name</text:p>
          </table:table-cell>
          <table:table-cell table:style-name="Table29.A2" office:value-type="string">
            <text:p text:style-name="P24">Varchar(12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contac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voice</text:span> – фактура</text:p>
            <text:p text:style-name="P24"><text:span text:style-name="T2">Credit_Note</text:span> – кредитно известие</text:p>
            <text:p text:style-name="P24"><text:span text:style-name="T2">Debit_Note</text:span> – дебитно известие</text:p>
          </table:table-cell>
        </table:table-row>
        <table:table-row>
          <table:table-cell table:style-name="Table29.A2" office:value-type="string">
            <text:p text:style-name="P9">statu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Open</text:span> – фактурата е създадена и може да се правят промени по нея</text:p>
            <text:p text:style-name="P24"><text:span text:style-name="T2">Sent</text:span> – фактурата е изпратена на получателя и не могат да се правят промени по нея</text:p>
            <text:p text:style-name="P24"><text:span text:style-name="T2">Partly_Delivered</text:span> – фактурата частично е изпълнена</text:p>
            <text:p text:style-name="P24"><text:span text:style-name="T2">Delivered</text:span> – фактурата е цялостно изпълнена</text:p>
            <text:p text:style-name="P24"><text:soft-page-break/><text:span text:style-name="T2">Partly_Canceled</text:span> – фактурата е частично анулирана</text:p>
            <text:p text:style-name="P24"><text:span text:style-name="T2">Canceled</text:span> – фактурата е анулирана</text:p>
          </table:table-cell>
        </table:table-row>
        <table:table-row>
          <table:table-cell table:style-name="Table29.A2" office:value-type="string">
            <text:p text:style-name="P9">creation_tim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oc_delivery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 – </text:p>
            <text:p text:style-name="P24"><text:span text:style-name="T2">Courier</text:span> – </text:p>
            <text:p text:style-name="P27"><text:span text:style-name="T2">Post Mail</text:span> – </text:p>
            <text:p text:style-name="P27"><text:span text:style-name="T2">Email</text:span> – когато стоката може да се изпрати по електронна поща.</text:p>
            <text:p text:style-name="P27"><text:span text:style-name="T2">Internet</text:span> – когато стоката може да се <text:soft-page-break/>изтегли от клиента през интернет.</text:p>
            <text:p text:style-name="P27"><text:span text:style-name="T2">Railway_Cargo</text:span> – </text:p>
            <text:p text:style-name="P27"><text:span text:style-name="T2">Air_Cargo</text:span> – </text:p>
            <text:p text:style-name="P27"><text:span text:style-name="T2">Auto_Cargo</text:span> – </text:p>
            <text:p text:style-name="P27"><text:span text:style-name="T2">Internal_Cargo</text:span> – много фирми си имат собствен транспорт с който разнасят стоката на своите клиенти</text:p>
            <text:p text:style-name="P27"><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able:table-row>
          <table:table-cell table:style-name="Table29.A2" office:value-type="string">
            <text:p text:style-name="P9">shipping_ag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ransportation_pric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currency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sub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iscount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iscount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excise_duty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vat_condition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4">Decimal(4,2)</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vat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total_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yment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Cash, Bank_Transfer</text:p>
          </table:table-cell>
        </table:table-row>
        <table:table-row>
          <table:table-cell table:style-name="Table29.A2" office:value-type="string">
            <text:p text:style-name="P9">payment_term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In_Advance, ...</text:p>
          </table:table-cell>
        </table:table-row>
        <table:table-row>
          <table:table-cell table:style-name="Table29.A2" office:value-type="string">
            <text:p text:style-name="P9">payment_due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elivery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DDP, ...</text:p>
          </table:table-cell>
        </table:table-row>
        <table:table-row>
          <table:table-cell table:style-name="Table29.A2" office:value-type="string">
            <text:p text:style-name="P9">sent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изпратена към получателя</text:p>
          </table:table-cell>
        </table:table-row>
        <table:table-row>
          <table:table-cell table:style-name="Table29.A2" office:value-type="string">
            <text:p text:style-name="P9">sender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4">varchar(4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fir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са предадени първите позиции от фактурата или цялата фактура.</text:p>
          </table:table-cell>
        </table:table-row>
        <text:soft-page-break/>
        <table:table-row>
          <table:table-cell table:style-name="Table29.A2" office:value-type="string">
            <text:p text:style-name="P9">la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цялостно изпълнена.</text:p>
          </table:table-cell>
        </table:table-row>
      </table:table>
      <text:p text:style-name="P1"/>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5">Data Type</text:p>
          </table:table-cell>
          <table:table-cell table:style-name="Table30.A1" office:value-type="string">
            <text:p text:style-name="P4">Allow Null</text:p>
          </table:table-cell>
          <table:table-cell table:style-name="Table30.D1" office:value-type="string">
            <text:p text:style-name="P25">Description</text:p>
          </table:table-cell>
        </table:table-row>
        <table:table-row>
          <table:table-cell table:style-name="Table30.A2" office:value-type="string">
            <text:p text:style-name="P9">invoice_item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24">paren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invoice_id</text:p>
          </table:table-cell>
        </table:table-row>
        <table:table-row>
          <table:table-cell table:style-name="Table30.A2" office:value-type="string">
            <text:p text:style-name="P9">produc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ordered_quantity</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shipp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9">return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1">unit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1">extended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4">Date</text:p>
          </table:table-cell>
          <table:table-cell table:style-name="Table30.A2" office:value-type="string">
            <text:p text:style-name="P9"/>
          </table:table-cell>
          <table:table-cell table:style-name="Table30.D2" office:value-type="string">
            <text:p text:style-name="P24">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4">Numeric(18)</text:p>
          </table:table-cell>
          <table:table-cell table:style-name="Table30.A2" office:value-type="string">
            <text:p text:style-name="P9"/>
          </table:table-cell>
          <table:table-cell table:style-name="Table30.D2" office:value-type="string">
            <text:p text:style-name="P24">The warehouse from which the product was or will be shipped.</text:p>
          </table:table-cell>
        </table:table-row>
        <table:table-row>
          <table:table-cell table:style-name="Table30.A2" office:value-type="string">
            <text:p text:style-name="P1">notes</text:p>
          </table:table-cell>
          <table:table-cell table:style-name="Table30.A2" office:value-type="string">
            <text:p text:style-name="P24">Text</text:p>
          </table:table-cell>
          <table:table-cell table:style-name="Table30.A2" office:value-type="string">
            <text:p text:style-name="P9"/>
          </table:table-cell>
          <table:table-cell table:style-name="Table30.D2" office:value-type="string">
            <text:p text:style-name="P24"/>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4">Име на организацията;</text:p>
        </text:list-item>
        <text:list-item>
          <text:p text:style-name="P34">Тип на дружеството: ООД, АД и т.н.</text:p>
        </text:list-item>
        <text:list-item>
          <text:p text:style-name="P34">Данъчен номер;</text:p>
        </text:list-item>
        <text:list-item>
          <text:p text:style-name="P34">Булстат номер;</text:p>
        </text:list-item>
        <text:list-item>
          <text:p text:style-name="P34">Фирмено дело No/Година, съд, съдебен състав;</text:p>
        </text:list-item>
        <text:list-item>
          <text:p text:style-name="P34">Адрес по регистрация;</text:p>
        </text:list-item>
        <text:list-item>
          <text:p text:style-name="P34">Адрес по управление ако е различен от адрес по регистрация;</text:p>
        </text:list-item>
        <text:list-item>
          <text:p text:style-name="P34">Уставен капитал;</text:p>
        </text:list-item>
        <text:list-item>
          <text:p text:style-name="P34">Собственици;</text:p>
        </text:list-item>
        <text:list-item>
          <text:p text:style-name="P34">Управители с техните комуникационни данни (телефони, ел. Адреси и т.н.)</text:p>
        </text:list-item>
        <text:list-item>
          <text:p text:style-name="P34"><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45">Вид на връзката с тази организация: Служител, Търговски Клиент, Търговски Пътник, ...</text:p>
        </text:list-item>
        <text:list-item>
          <text:p text:style-name="P45">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5">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text:soft-page-break/></text:p>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Details (contact_details)</text:h>
      <text:p text:style-name="P1"/>
      <text:p text:style-name="P1"/>
      <text:p text:style-name="P1"/>
      <text:p text:style-name="P1"/>
      <text:h text:style-name="Heading_20_2" text:outline-level="2">Bank Details (bank_details)</text:h>
      <text:p text:style-name="P1"/>
      <text:p text:style-name="P1"/>
      <text:p text:style-name="P1"/>
      <text:p text:style-name="P1"/>
      <text:h text:style-name="Heading_20_2" text:outline-level="2">Communications Details (communications_details)</text:h>
      <text:p text:style-name="P1"/>
      <text:p text:style-name="P1"/>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ext:soft-page-break/>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ext:soft-page-break/>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ext:soft-page-break/>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4">
        <text:list-item>
          <text:p text:style-name="P48">Popup Menu Left part (Tree);</text:p>
        </text:list-item>
        <text:list-item>
          <text:p text:style-name="P48">Popup Menu Right part (List/Table or another form);</text:p>
        </text:list-item>
        <text:list-item>
          <text:p text:style-name="P48">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4">Име на организацията;</text:p>
        </text:list-item>
        <text:list-item>
          <text:p text:style-name="P34">Тип на дружеството: ООД, АД и т.н.</text:p>
        </text:list-item>
        <text:list-item>
          <text:p text:style-name="P34">Данъчен номер;</text:p>
        </text:list-item>
        <text:list-item>
          <text:p text:style-name="P34">Булстат номер;</text:p>
        </text:list-item>
        <text:list-item>
          <text:p text:style-name="P34">Фирмено дело No/Година, съд, съдебен състав;</text:p>
        </text:list-item>
        <text:list-item>
          <text:p text:style-name="P34">Адрес по регистрация;</text:p>
        </text:list-item>
        <text:list-item>
          <text:p text:style-name="P34">Адрес по управление ако е различен от адрес по регистрация;</text:p>
        </text:list-item>
        <text:list-item>
          <text:p text:style-name="P34">Уставен капитал;</text:p>
        </text:list-item>
        <text:list-item>
          <text:p text:style-name="P34">Собственици;</text:p>
        </text:list-item>
        <text:list-item>
          <text:p text:style-name="P34">Управители с техните комуникационни данни (телефони, ел. Адреси и т.н.)</text:p>
        </text:list-item>
        <text:list-item>
          <text:p text:style-name="P34">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62">Вид на връзката с тази организация: Служител, Търговски Клиент, Търговски Пътник, ...</text:p>
        </text:list-item>
        <text:list-item>
          <text:p text:style-name="P62">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62">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95">Форма за одобрение на нова организация;</text:p>
        </text:list-item>
        <text:list-item>
          <text:p text:style-name="P95">Форма за одобрение на членство в организация;</text:p>
        </text:list-item>
        <text:list-item>
          <text:p text:style-name="P95">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65">Business Process Execution Language (BPEL);</text:p>
        </text:list-item>
        <text:list-item>
          <text:p text:style-name="P65">Java Message Service (JMS) API;</text:p>
        </text:list-item>
        <text:list-item>
          <text:p text:style-name="P65">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68">Създаване на оферта от служител на фирмата за клиент А;</text:p>
        </text:list-item>
        <text:list-item>
          <text:p text:style-name="P68">Изпращане на офертата към клиент А (email, факс, принтиране и т.н.);</text:p>
        </text:list-item>
        <text:list-item>
          <text:p text:style-name="P68">Клиента иска промени по офертата. Връщане към точка 1.</text:p>
        </text:list-item>
        <text:list-item>
          <text:p text:style-name="P68">Клиента одобрява офертата.</text:p>
        </text:list-item>
        <text:list-item>
          <text:p text:style-name="P68">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68">В Проформа-Фактурата се определя вида на плащане.</text:p>
        </text:list-item>
        <text:list-item>
          <text:p text:style-name="P68">При авансово плащане (в брой или по банков път):</text:p>
        </text:list-item>
        <text:list-item>
          <text:p text:style-name="P68">Изпращане на Проформа-Фактура към клиент А (email, факс, принтиране и т.н.);</text:p>
        </text:list-item>
        <text:list-item>
          <text:p text:style-name="P68">Складовите количествата се запазват за определен срок;</text:p>
        </text:list-item>
        <text:list-item>
          <text:p text:style-name="P68">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68">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68">Ако се получи плащане, стоката се премества в колона закупена и неполучена стока.</text:p>
        </text:list-item>
        <text:list-item>
          <text:p text:style-name="P68">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68">Стоката се предава на клиента на място, по куриер или друг начин.</text:p>
        </text:list-item>
        <text:list-item>
          <text:p text:style-name="P68">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68">Изпращане на Фактура към клиент А (email, факс, принтиране и т.н.);</text:p>
        </text:list-item>
        <text:list-item>
          <text:p text:style-name="P68">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68">Стоката се премества в колона закупена и неполучена стока.</text:p>
        </text:list-item>
        <text:list-item>
          <text:p text:style-name="P68">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68">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9">
        <text:list-item>
          <text:p text:style-name="P88">Клиента влиза в системата, чрез потребителското си име и парола;</text:p>
        </text:list-item>
        <text:list-item>
          <text:p text:style-name="P88">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0">
        <text:list-item>
          <text:p text:style-name="P98">Purchase order</text:p>
        </text:list-item>
        <text:list-item>
          <text:p text:style-name="P98">Picking Instruction</text:p>
        </text:list-item>
        <text:list-item>
          <text:p text:style-name="P98">Packing Instruction</text:p>
        </text:list-item>
        <text:list-item>
          <text:p text:style-name="P98">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1">
        <text:list-item>
          <text:p text:style-name="P90">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90">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90">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90">Цена по себестойност – това е цената в която към покупната цена се добавят всички разходи като транспорт, мита, данъци и т.н.</text:p>
        </text:list-item>
        <text:list-item>
          <text:p text:style-name="P90">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2">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3-02T19:12:21</dc:date>
    <meta:editing-cycles>1329</meta:editing-cycles>
    <meta:editing-duration>P3DT5H41M14S</meta:editing-duration>
    <meta:user-defined meta:name="Info 1"/>
    <meta:user-defined meta:name="Info 2"/>
    <meta:user-defined meta:name="Info 3"/>
    <meta:user-defined meta:name="Info 4"/>
    <meta:document-statistic meta:table-count="30" meta:image-count="0" meta:object-count="0" meta:page-count="43" meta:paragraph-count="1482" meta:word-count="9551" meta:character-count="61102"/>
  </office:meta>
</office:document-meta>
</file>